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7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7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8.00pt" fo:font-weight="bold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38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44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5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6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50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55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56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57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58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59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61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62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63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65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67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68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69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70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4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87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88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89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90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91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92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93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99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1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2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3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4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5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6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7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0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8.00pt" fo:font-weight="bold" fo:font-family="Arial" style:font-family-asian="Arial" style:font-family-complex="Arial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32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3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3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8.00pt" fo:font-weight="normal" fo:font-family="Arial" style:font-family-asian="Arial" style:font-family-complex="Arial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8.00pt" fo:font-weight="bold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88.65pt"/>
          <style:tab-stop style:position="3284.25pt" style:leader-style="dotted"/>
          <style:tab-stop style:position="421116.25pt" style:type="righ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>
        <style:tab-stops>
          <style:tab-stop style:position="0.0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88.65pt"/>
          <style:tab-stop style:position="3284.25pt" style:leader-style="dotted"/>
          <style:tab-stop style:position="421116.25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80pt" fo:text-indent="-5.80pt">
        <style:tab-stops>
          <style:tab-stop style:position="376.70pt"/>
          <style:tab-stop style:position="3399.5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 fo:margin-left="5.80pt" fo:text-indent="-5.80pt">
        <style:tab-stops>
          <style:tab-stop style:position="376.70pt"/>
          <style:tab-stop style:position="3399.5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10.75pt"/>
          <style:tab-stop style:position="3399.90pt"/>
        </style:tab-stops>
      </style:paragraph-properties>
    </style:style>
    <style:style style:name="P13" style:family="paragraph">
      <style:paragraph-properties fo:line-height="100.00%" fo:text-align="center">
        <style:tab-stops>
          <style:tab-stop style:position="233.85pt" style:type="center"/>
          <style:tab-stop style:position="467.75pt" style:type="right"/>
        </style:tab-stops>
      </style:paragraph-properties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0.75pt"/>
          <style:tab-stop style:position="3399.90pt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1.35pt"/>
          <style:tab-stop style:position="3399.90pt"/>
        </style:tab-stops>
      </style:paragraph-properties>
    </style:style>
    <style:style style:name="P18" style:family="paragraph">
      <style:paragraph-properties fo:line-height="100.00%" fo:text-align="center">
        <style:tab-stops>
          <style:tab-stop style:position="233.85pt" style:type="center"/>
          <style:tab-stop style:position="467.75pt" style:type="righ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11.35pt"/>
          <style:tab-stop style:position="3399.90pt"/>
        </style:tab-stops>
      </style:paragraph-properties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11.35pt"/>
          <style:tab-stop style:position="3399.90pt"/>
        </style:tab-stops>
      </style:paragraph-properties>
    </style:style>
    <style:style style:name="P23" style:family="paragraph">
      <style:paragraph-properties fo:line-height="100.00%" fo:text-align="center">
        <style:tab-stops>
          <style:tab-stop style:position="233.85pt" style:type="center"/>
          <style:tab-stop style:position="467.75pt" style:type="right"/>
        </style:tab-stops>
      </style:paragraph-properties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1.35pt"/>
          <style:tab-stop style:position="3399.90pt"/>
        </style:tab-stops>
      </style:paragraph-properties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justify">
        <style:tab-stops>
          <style:tab-stop style:position="375.65pt"/>
        </style:tab-stops>
      </style:paragraph-properties>
    </style:style>
    <style:style style:name="P28" style:family="paragraph">
      <style:paragraph-properties fo:line-height="100.00%" fo:text-align="left" fo:margin-left="5.40pt" fo:text-indent="-5.40pt">
        <style:tab-stops>
          <style:tab-stop style:position="15.35pt"/>
          <style:tab-stop style:position="3399.90pt"/>
        </style:tab-stops>
      </style:paragraph-properties>
    </style:style>
    <style:style style:name="P29" style:family="paragraph">
      <style:paragraph-properties fo:line-height="100.00%" fo:text-align="center">
        <style:tab-stops>
          <style:tab-stop style:position="233.85pt" style:type="center"/>
          <style:tab-stop style:position="467.75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15.35pt"/>
          <style:tab-stop style:position="3399.90pt"/>
        </style:tab-stops>
      </style:paragraph-properties>
    </style:style>
    <style:style style:name="P32" style:family="paragraph">
      <style:paragraph-properties fo:line-height="100.00%" fo:text-align="justify" fo:margin-left="0.00pt" fo:text-indent="0.60pt"/>
    </style:style>
    <style:style style:name="P33" style:family="paragraph">
      <style:paragraph-properties fo:line-height="100.00%" fo:text-align="justify" fo:margin-left="0.00pt" fo:text-indent="1.15pt"/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15.35pt"/>
          <style:tab-stop style:position="3399.90pt"/>
        </style:tab-stops>
      </style:paragraph-properties>
    </style:style>
    <style:style style:name="P36" style:family="paragraph">
      <style:paragraph-properties fo:line-height="100.00%" fo:text-align="center">
        <style:tab-stops>
          <style:tab-stop style:position="233.85pt" style:type="center"/>
          <style:tab-stop style:position="467.7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15.35pt"/>
          <style:tab-stop style:position="3399.90pt"/>
        </style:tab-stops>
      </style:paragraph-properties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justify" fo:margin-left="0.00pt" fo:text-indent="35.40pt"/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left">
        <style:tab-stops>
          <style:tab-stop style:position="36.00pt"/>
        </style:tab-stops>
      </style:paragraph-properties>
    </style:style>
    <style:style style:name="P43" style:family="paragraph">
      <style:paragraph-properties fo:line-height="100.00%" fo:text-align="left">
        <style:tab-stops>
          <style:tab-stop style:position="202.70pt"/>
          <style:tab-stop style:position="3289.65pt" style:type="center"/>
          <style:tab-stop style:position="421121.65pt" style:type="righ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>
        <style:tab-stops>
          <style:tab-stop style:position="202.70pt"/>
          <style:tab-stop style:position="3289.65pt" style:type="center"/>
          <style:tab-stop style:position="421121.65pt" style:type="right"/>
        </style:tab-stops>
      </style:paragraph-properties>
    </style:style>
    <style:style style:name="P48" style:family="paragraph">
      <style:paragraph-properties fo:line-height="100.00%" fo:text-align="left">
        <style:tab-stops>
          <style:tab-stop style:position="101.35pt"/>
          <style:tab-stop style:position="3289.65pt" style:type="center"/>
          <style:tab-stop style:position="421121.65pt" style:type="right"/>
          <style:tab-stop style:position="0.00pt"/>
          <style:tab-stop style:position="101.35pt"/>
        </style:tab-stops>
      </style:paragraph-properties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>
        <style:tab-stops>
          <style:tab-stop style:position="101.35pt"/>
          <style:tab-stop style:position="3289.65pt" style:type="center"/>
          <style:tab-stop style:position="421121.65pt" style:type="right"/>
          <style:tab-stop style:position="0.00pt"/>
          <style:tab-stop style:position="101.35pt"/>
        </style:tab-stops>
      </style:paragraph-properties>
    </style:style>
    <style:style style:name="P51" style:family="paragraph">
      <style:paragraph-properties fo:line-height="100.00%" fo:text-align="center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>
        <style:tab-stops>
          <style:tab-stop style:position="101.35pt"/>
          <style:tab-stop style:position="3289.65pt" style:type="center"/>
          <style:tab-stop style:position="421121.65pt" style:type="right"/>
          <style:tab-stop style:position="0.00pt"/>
          <style:tab-stop style:position="101.35p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>
        <style:tab-stops>
          <style:tab-stop style:position="101.35pt"/>
          <style:tab-stop style:position="3289.65pt" style:type="center"/>
          <style:tab-stop style:position="421121.65pt" style:type="right"/>
          <style:tab-stop style:position="0.00pt"/>
          <style:tab-stop style:position="101.35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>
        <style:tab-stops>
          <style:tab-stop style:position="101.35pt"/>
          <style:tab-stop style:position="3289.65pt" style:type="center"/>
          <style:tab-stop style:position="421121.65pt" style:type="right"/>
          <style:tab-stop style:position="0.00pt"/>
          <style:tab-stop style:position="101.35pt"/>
        </style:tab-stops>
      </style:paragraph-properties>
    </style:style>
    <style:style style:name="P62" style:family="paragraph">
      <style:paragraph-properties fo:line-height="100.00%" fo:text-align="justify"/>
    </style:style>
    <style:style style:name="TableColumn0100" style:family="table-column">
      <style:table-column-properties style:column-width="1.306250in"/>
    </style:style>
    <style:style style:name="TableColumn0101" style:family="table-column">
      <style:table-column-properties style:column-width="3.893750in"/>
    </style:style>
    <style:style style:name="TableColumn0102" style:family="table-column">
      <style:table-column-properties style:column-width="1.479167in"/>
    </style:style>
    <style:style style:name="Table01" style:family="table">
      <style:table-properties style:width="6.679167in" fo:margin-left="0.000000in" style:writing-mode="lr" table:align="left" style:may-break-between-rows="true"/>
    </style:style>
    <style:style style:name="TableRow0100" style:family="table-row">
      <style:table-row-properties style:min-row-height="0.236111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2" style:family="table-cell">
      <style:table-cell-properties fo:border-top="0.015278in solid #000000" fo:border-left="0.104167in solid #000000" fo:border-right="0.015278in solid #000000" fo:border-bottom="0.015278in solid #000000" fo:padding-left="0.075000in" fo:padding-right="0.075000in" fo:vertical-align="top" fo:background-color="#d9d9d9"/>
    </style:style>
    <style:style style:name="TableColumn0200" style:family="table-column">
      <style:table-column-properties style:column-width="5.312500in"/>
    </style:style>
    <style:style style:name="TableColumn0201" style:family="table-column">
      <style:table-column-properties style:column-width="1.394444in"/>
    </style:style>
    <style:style style:name="Table02" style:family="table">
      <style:table-properties style:width="6.7069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80556in" fo:padding-right="0.080556in" fo:vertical-align="top" fo:background-color="#ffffff"/>
    </style:style>
    <style:style style:name="TableCell020001" style:family="table-cell">
      <style:table-cell-properties fo:border-top="0.006944in solid #000000" fo:border-left="0.000694in solid #000000" fo:border-right="0.006944in solid #000000" fo:border-bottom="0.006944in solid #000000" fo:padding-left="0.080556in" fo:padding-right="0.080556in" fo:vertical-align="top" fo:background-color="#ffffff"/>
    </style:style>
    <style:style style:name="TableColumn0300" style:family="table-column">
      <style:table-column-properties style:column-width="0.224306in"/>
    </style:style>
    <style:style style:name="TableColumn0301" style:family="table-column">
      <style:table-column-properties style:column-width="6.481944in"/>
    </style:style>
    <style:style style:name="Table03" style:family="table">
      <style:table-properties style:width="6.706250in" fo:margin-left="0.000000in" style:writing-mode="lr" table:align="left" style:may-break-between-rows="true"/>
    </style:style>
    <style:style style:name="TableRow0300" style:family="table-row">
      <style:table-row-properties style:min-row-height="0.205556in"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7f 0"/>
    </style:style>
    <style:style style:name="TableCell0300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232639in"/>
    </style:style>
    <style:style style:name="TableColumn0401" style:family="table-column">
      <style:table-column-properties style:column-width="6.481250in"/>
    </style:style>
    <style:style style:name="Table04" style:family="table">
      <style:table-properties style:width="6.713889in" fo:margin-left="0.000000in" style:writing-mode="lr" table:align="left" style:may-break-between-rows="true"/>
    </style:style>
    <style:style style:name="TableRow0400" style:family="table-row">
      <style:table-row-properties style:min-row-height="0.205556in"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7f 0"/>
    </style:style>
    <style:style style:name="TableCell0400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232639in"/>
    </style:style>
    <style:style style:name="TableColumn0501" style:family="table-column">
      <style:table-column-properties style:column-width="6.473611in"/>
    </style:style>
    <style:style style:name="Table05" style:family="table">
      <style:table-properties style:width="6.706250in" fo:margin-left="0.000000in" style:writing-mode="lr" table:align="left" style:may-break-between-rows="true"/>
    </style:style>
    <style:style style:name="TableRow0500" style:family="table-row">
      <style:table-row-properties style:min-row-height="0.205556in"/>
    </style:style>
    <style:style style:name="TableCell05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7f 0"/>
    </style:style>
    <style:style style:name="TableCell0500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0.288194in"/>
    </style:style>
    <style:style style:name="TableColumn0601" style:family="table-column">
      <style:table-column-properties style:column-width="6.530556in"/>
    </style:style>
    <style:style style:name="Table06" style:family="table">
      <style:table-properties style:width="6.818750in" fo:margin-left="0.000000in" style:writing-mode="lr" table:align="left" style:may-break-between-rows="true"/>
    </style:style>
    <style:style style:name="TableRow0600" style:family="table-row">
      <style:table-row-properties style:min-row-height="0.205556in"/>
    </style:style>
    <style:style style:name="TableCell06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7f 0"/>
    </style:style>
    <style:style style:name="TableCell0600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0.288194in"/>
    </style:style>
    <style:style style:name="TableColumn0701" style:family="table-column">
      <style:table-column-properties style:column-width="6.522222in"/>
    </style:style>
    <style:style style:name="Table07" style:family="table">
      <style:table-properties style:width="6.810417in" fo:margin-left="0.000000in" style:writing-mode="lr" table:align="left" style:may-break-between-rows="true"/>
    </style:style>
    <style:style style:name="TableRow0700" style:family="table-row">
      <style:table-row-properties style:min-row-height="0.205556in"/>
    </style:style>
    <style:style style:name="TableCell07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7f 0"/>
    </style:style>
    <style:style style:name="TableCell0700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1.407639in"/>
    </style:style>
    <style:style style:name="TableColumn0801" style:family="table-column">
      <style:table-column-properties style:column-width="1.407639in"/>
    </style:style>
    <style:style style:name="TableColumn0802" style:family="table-column">
      <style:table-column-properties style:column-width="1.407639in"/>
    </style:style>
    <style:style style:name="TableColumn0803" style:family="table-column">
      <style:table-column-properties style:column-width="1.384028in"/>
    </style:style>
    <style:style style:name="TableColumn0804" style:family="table-column">
      <style:table-column-properties style:column-width="1.384722in"/>
    </style:style>
    <style:style style:name="Table08" style:family="table">
      <style:table-properties style:width="6.991667in" fo:margin-left="0.000000in" style:writing-mode="lr" table:align="left" style:may-break-between-rows="true"/>
    </style:style>
    <style:style style:name="TableRow0800" style:family="table-row">
      <style:table-row-properties style:min-row-height="0.177083in"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800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0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004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801" style:family="table-row">
      <style:table-row-properties style:min-row-height="0.177083in"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1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1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1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802" style:family="table-row">
      <style:table-row-properties style:min-row-height="0.177083in"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2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2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2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803" style:family="table-row">
      <style:table-row-properties style:min-row-height="0.177083in"/>
    </style:style>
    <style:style style:name="TableCell08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3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3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3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804" style:family="table-row">
      <style:table-row-properties style:min-row-height="0.177083in"/>
    </style:style>
    <style:style style:name="TableCell08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4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4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80404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"><text:span text:style-name="T2">{d.contract.date:convDate(YYYY-MM-DD,«DD»<text:s text:c="12"/>MMMM YYYY</text:span><text:span text:style-name="T3">г)}</text:span><text:span text:style-name="T4"/></text:p>
          </table:table-cell>
          <table:table-cell table:style-name="TableCell010001">
            <text:p text:style-name="P3"><text:span text:style-name="T5">Соглашение о конфиденциальности </text:span></text:p>
            <text:p text:style-name="P3"><text:span text:style-name="T5">и неразглашении информации</text:span><text:span text:style-name="T6"/></text:p>
          </table:table-cell>
          <table:table-cell table:style-name="TableCell010002">
            <text:p text:style-name="P4"><text:span text:style-name="T7">№</text:span><text:span text:style-name="T8">_/NDA</text:span><text:span text:style-name="T9"/></text:p>
          </table:table-cell>
        </table:table-row>
      </table:table>
      <text:p text:style-name="P6"><text:span text:style-name="T9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8"><text:span text:style-name="T10">Сторона 1:</text:span></text:p>
            <text:p text:style-name="P8"><text:span text:style-name="T11">{d.party1.fullname}</text:span></text:p>
            <text:p text:style-name="P8"><text:span text:style-name="T12">адрес</text:span><text:span text:style-name="T13">:<text:s/></text:span><text:span text:style-name="T14">{d.party1.adres}</text:span></text:p>
            <text:p text:style-name="P8"><text:span text:style-name="T15">ИНН {d.party1.INN}, ОГРН {d.party1.OGRN},</text:span></text:p>
            <text:p text:style-name="P8"><text:span text:style-name="T15">Тел.: {d.party1.phone},</text:span></text:p>
            <text:p text:style-name="P8"><text:span text:style-name="T16">E-mail.: {d.party1.email},</text:span></text:p>
            <text:p text:style-name="P8"><text:span text:style-name="T17"/></text:p>
            <text:p text:style-name="P8"><text:span text:style-name="T18">В лице {d.party1.person}, действующего на основании {d.party1.doc.name} от {d.party1.doc.date:convDate(YYYY-MM-DD,L)},</text:span></text:p>
            <text:p text:style-name="P8"><text:span text:style-name="T19"/></text:p>
            <text:p text:style-name="P8"><text:span text:style-name="T20">Сторона 2:</text:span></text:p>
            <text:p text:style-name="P8"><text:span text:style-name="T21">{d.party2.fullname},</text:span></text:p>
            <text:p text:style-name="P8"><text:span text:style-name="T22">адрес:<text:s/></text:span><text:span text:style-name="T23">{d.party2.adres},</text:span></text:p>
            <text:p text:style-name="P8"><text:span text:style-name="T24">ИНН {d.party2.INN}, ОГРН {d.party1.OGRN},</text:span></text:p>
            <text:p text:style-name="P8"><text:span text:style-name="T24">Тел.: {d.party2.phone},</text:span></text:p>
            <text:p text:style-name="P8"><text:span text:style-name="T25">E-mail.: {d.party2.email},</text:span></text:p>
            <text:p text:style-name="P8"><text:span text:style-name="T26"/></text:p>
            <text:p text:style-name="P8"><text:span text:style-name="T27">совместно именуемые "Стороны", заключили настоящее Соглашение (далее<text:s/></text:span><text:span text:style-name="T28">—</text:span><text:span text:style-name="T29"><text:s/></text:span><text:span text:style-name="T30">Соглашение) о нижеследующем.</text:span><text:span text:style-name="T31"/></text:p>
          </table:table-cell>
          <table:table-cell table:style-name="TableCell020001">
            <text:p text:style-name="P9"><draw:frame text:anchor-type="as-char" svg:width="34.13mm" svg:height="5.56mm" style:rel-width="scale" style:rel-height="scale"><draw:object-ole xlink:href="OleObj1"/><draw:image xlink:href="ObjectReplacements/OleObj1"/></draw:frame><text:span text:style-name="T31"/></text:p>
          </table:table-cell>
        </table:table-row>
      </table:table>
      <text:p text:style-name="P11"><text:span text:style-name="T3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3"><text:span text:style-name="T32">1</text:span><text:span text:style-name="T33"/></text:p>
          </table:table-cell>
          <table:table-cell table:style-name="TableCell030001">
            <text:p text:style-name="P14"><text:span text:style-name="T34">ТЕРМИНЫ И ПОНЯТИЯ, ИСПОЛЬЗУЕМЫЕ В СОГЛАШЕНИИ</text:span><text:span text:style-name="T35"/></text:p>
          </table:table-cell>
        </table:table-row>
      </table:table>
      <text:p text:style-name="P16"><text:span text:style-name="T35"/></text:p>
      <text:p text:style-name="P16"><text:span text:style-name="T36">1.1. </text:span><text:span text:style-name="T37">Конфиденциальная информация</text:span><text:span text:style-name="T38"><text:s/></text:span><text:span text:style-name="T39">—</text:span><text:span text:style-name="T40"><text:s/></text:span><text:span text:style-name="T41">документированная информация в отношении любой из Сторон, ее Аффилированных лиц и клиентов/контрагентов, их бизнеса, стратегии развития, организационной структуры и системы материально-технического обеспечения, информация, имеющая финансовый, экономический, маркетинговый, плановый, технический, производственный характер, а также любая иная информация, имеющая действительную или потенциальную ценность в силу неизвестности ее третьим лицам, не предназначенная для широкого распространения и/или использования неограниченным кругом лиц и имеющая статус конфиденциальной в соответствии с особыми к / в ней оговорками. К конфиденциальной информации относится также и настоящее Соглашение.</text:span></text:p>
      <text:p text:style-name="P16"><text:span text:style-name="T41">К конфиденциальной информации не относятся сведения, доступ к которым в соответствии с законодательством Российской Федерации не может быть ограничен.</text:span></text:p>
      <text:p text:style-name="P16"><text:span text:style-name="T42">1.2. </text:span><text:span text:style-name="T43">Раскрывающая сторона</text:span><text:span text:style-name="T44"><text:s/></text:span><text:span text:style-name="T45">—</text:span><text:span text:style-name="T46"><text:s/></text:span><text:span text:style-name="T47">Сторона по настоящему Соглашению, являющаяся собственником либо владельцем Конфиденциальной информации и предоставляющая Конфиденциальную информацию Принимающей стороне для использования в соответствии с целями, предусмотренными настоящим Соглашением.</text:span></text:p>
      <text:p text:style-name="P16"><text:span text:style-name="T48">1.3. </text:span><text:span text:style-name="T49">Принимающая сторона</text:span><text:span text:style-name="T50"><text:s/></text:span><text:span text:style-name="T51">—</text:span><text:span text:style-name="T52"><text:s/></text:span><text:span text:style-name="T53">Сторона по настоящему Соглашению, получающая Конфиденциальную информацию или доступ к такой информации от Раскрывающей стороны в порядке и на условиях, предусмотренных настоящим Соглашением.</text:span></text:p>
      <text:p text:style-name="P16"><text:span text:style-name="T54">1.4. </text:span><text:span text:style-name="T55">Аффилированное лицо</text:span><text:span text:style-name="T56"><text:s/>(в отношении любой из Сторон)<text:s/></text:span><text:span text:style-name="T57">—</text:span><text:span text:style-name="T58"><text:s/></text:span><text:span text:style-name="T59">любое физическое или юридическое лицо, которое прямо или косвенно контролирует Сторону, находится под контролем Стороны либо находится со стороной под общим контролем, а также любое физическое или юридическое лицо, которое может быть признано аффилированным лицом в соответствии с законодательством Российской Федерации. Под "контролем" для целей настоящего Соглашения понимается возможность прямо или косвенно (в силу преобладающего участия в уставном капитале, либо в соответствии с заключенным между ними договором, либо участия в органах управления, либо иным образом) определять решения, принимаемые подконтрольным лицом.</text:span></text:p>
      <text:p text:style-name="P16"><text:span text:style-name="T60">1.5. </text:span><text:span text:style-name="T61">Разглашение Конфиденциальной информации</text:span><text:span text:style-name="T62"><text:s/></text:span><text:span text:style-name="T63">—</text:span><text:span text:style-name="T64"><text:s/></text:span><text:span text:style-name="T65">несанкционированные Раскрывающей стороной действия Принимающей стороны, в результате которых Третьи лица получают возможность ознакомления с Конфиденциальной информацией. Распространением Конфиденциальной информации признается также бездействие Принимающей стороны, выразившееся в необеспечении надлежащего уровня защиты полученной от Раскрывающей стороны Конфиденциальной информации и повлекшее получение доступа к такой информации со стороны Третьих лиц.</text:span></text:p>
      <text:p text:style-name="P16"><text:span text:style-name="T66">1.6. </text:span><text:span text:style-name="T67">Третьи лица</text:span><text:span text:style-name="T68"><text:s/></text:span><text:span text:style-name="T69">—</text:span><text:span text:style-name="T70"><text:s/></text:span><text:span text:style-name="T71">юридические лица, не являющиеся Сторонами, их Аффилированными лицами, а также физические лица, не являющиеся аффилированными по отношению к Сторонам либо не состоящие со Сторонами и/или их Аффилированными лицами в трудовых отношениях.</text:span></text:p>
      <text:p text:style-name="P16"><text:span text:style-name="T7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18"><text:span text:style-name="T73">2</text:span><text:span text:style-name="T74"/></text:p>
          </table:table-cell>
          <table:table-cell table:style-name="TableCell040001">
            <text:p text:style-name="P19"><text:span text:style-name="T75">ПРЕДМЕТ СОГЛАШЕНИЯ</text:span><text:span text:style-name="T76"/></text:p>
          </table:table-cell>
        </table:table-row>
      </table:table>
      <text:p text:style-name="P21"><text:span text:style-name="T76"/></text:p>
      <text:p text:style-name="P21"><text:span text:style-name="T77">2.1.<text:s/></text:span><text:span text:style-name="T78">Настоящее Соглашение регулирует взаимоотношения Сторон по обеспечению конфиденциальности информации, полученной ими при проведении переговоров,<text:s/></text:span><text:span text:style-name="T79">а также при заключении и исполнении заключенных между собой договоров и/или соглашений.</text:span></text:p>
      <text:p text:style-name="P21"><text:span text:style-name="T80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23"><text:span text:style-name="T81">3</text:span><text:span text:style-name="T82"/></text:p>
          </table:table-cell>
          <table:table-cell table:style-name="TableCell050001">
            <text:p text:style-name="P24"><text:span text:style-name="T83"><text:s/></text:span><text:span text:style-name="T84">ПЕРЕДАЧА И ЗАЩИТА КОНФИДЕНЦИАЛЬНОЙ ИНФОРМАЦИИ</text:span><text:span text:style-name="T85"/></text:p>
          </table:table-cell>
        </table:table-row>
      </table:table>
      <text:p text:style-name="P26"><text:span text:style-name="T85"/></text:p>
      <text:p text:style-name="P26"><text:span text:style-name="T86">3.1.<text:s/></text:span><text:span text:style-name="T87">Передача Конфиденциальной информации осуществляется Раскрывающей стороной Принимающей стороне путем ее передачи на бумажном либо электронном носителе, а также любым иным согласованным Сторонами способом передачи информации, позволяющим обеспечить Конфиденциальность передаваемой информации, а также подтвердить факт передачи Конфиденциальной информации Раскрывающей стороной и факт получения такой информации Принимающей стороной.</text:span></text:p>
      <text:p text:style-name="P26"><text:span text:style-name="T88">3.2.<text:s/></text:span><text:span text:style-name="T89">Передача Конфиденциальной информации должна сопровождаться оформлением Сторонами актов приема-передачи документов или электронных носителей информации, либо получением Раскрывающей стороной отчета о получении Конфиденциальной информации Принимающей стороной в случае использования иных способов передачи информации.</text:span></text:p>
      <text:p text:style-name="P26"><text:span text:style-name="T90">3.3.<text:s/></text:span><text:span text:style-name="T91">Принимающая сторона по своему усмотрению и с учетом разумной необходимости вправе передавать Конфиденциальную информацию своим Аффилированным лицам, а также сотрудникам, которым такая информация необходима для работы в целях, предусмотренных настоящим Соглашением.</text:span></text:p>
      <text:p text:style-name="P26"><text:span text:style-name="T91">При передаче Конфиденциальной информации Принимающая сторона обязана указать Аффилированным лицам и сотрудникам на конфиденциальный характер такой информации и обязанность обеспечить соответствующий режим защиты информации от несанкционированного доступа со стороны Третьих лиц, предполагающий ограниченный круг лиц, допущенных к работе с Конфиденциальной информацией, разрешение на копирование документов, содержащих Конфиденциальную информацию, в количестве необходимом для выполнения своих служебных обязанностей, и уничтожение сделанных копий при прекращении в них необходимости, ограничение копирования Конфиденциальной информации, представленной в электронном виде.</text:span></text:p>
      <text:p text:style-name="P26"><text:span text:style-name="T91">Принимающая сторона несет ответственность за действия (бездействие) своих сотрудников и иных лиц, получивших доступ к Конфиденциальной информации, повлекшие Разглашение Конфиденциальной информации.</text:span></text:p>
      <text:p text:style-name="P26"><text:span text:style-name="T92">3.4.<text:s/></text:span><text:span text:style-name="T93">Принимающая сторона обязана обеспечить со своей стороны, со стороны своих Аффилированных лиц, а также со стороны своих сотрудников, имеющих доступ к Конфиденциальной информации, использование полученной Конфиденциальной информации исключительно в целях, предусмотренных настоящим Соглашением, либо в целях, предусмотренных иными заключенными между Сторонами договорами и/или соглашениями, предусматривающими предоставление Конфиденциальной информации.</text:span></text:p>
      <text:p text:style-name="P26"><text:span text:style-name="T94">3.5.<text:s/></text:span><text:span text:style-name="T95">Принимающая сторона не вправе без письменного разрешения Раскрывающей стороны разглашать или иным образом раскрывать Конфиденциальную информацию Третьим лицам.</text:span></text:p>
      <text:p text:style-name="P26"><text:span text:style-name="T96">3.6.<text:s/></text:span><text:span text:style-name="T97">Не является Разглашением раскрытие любой из Сторон Конфиденциальной информации, которая:</text:span></text:p>
      <text:p text:style-name="P26"><text:span text:style-name="T98">- </text:span><text:span text:style-name="T99">законно являлась или стала известна или доступна Принимающей стороне до ее получения от Раскрывающей стороны;</text:span></text:p>
      <text:p text:style-name="P26"><text:span text:style-name="T100">- </text:span><text:span text:style-name="T101">без каких-либо ограничений доведена Раскрывающей стороной до сведения Третьего лица, а также является или стала известной Третьим лицам в результате иных правомерных действий (бездействия) Раскрывающей стороны;</text:span></text:p>
      <text:p text:style-name="P26"><text:span text:style-name="T102">- </text:span><text:span text:style-name="T103">независимо подготовлена Принимающей стороной без какого-либо обращения к Конфиденциальной информации;</text:span></text:p>
      <text:p text:style-name="P26"><text:span text:style-name="T104">- </text:span><text:span text:style-name="T105">разрешена к раскрытию письменным разрешением Раскрывающей Стороны;</text:span></text:p>
      <text:p text:style-name="P26"><text:span text:style-name="T106">- </text:span><text:span text:style-name="T107">является общедоступной по состоянию на дату подписания настоящего Соглашения или стала общедоступной после его подписания без нарушения положений настоящего Соглашения.</text:span></text:p>
      <text:p text:style-name="P26"><text:span text:style-name="T108">3.7.<text:s/></text:span><text:span text:style-name="T109">Запрет на разглашение Конфиденциальной информации не распространяется на случаи непреднамеренного и/или вынужденного Разглашения Конфиденциальной информации по причине действия обстоятельств непреодолимой силы или в силу применения положений законодательства Российской Федерации, вступивших в силу решений суда соответствующей юрисдикции либо законных требований компетентных органов государственной власти и управления.</text:span></text:p>
      <text:p text:style-name="P26"><text:span text:style-name="T110">3.8.<text:s/></text:span><text:span text:style-name="T111">В случаях, предусмотренных п. 3.7. настоящего Соглашения, Принимающая сторона обязана предварительно до раскрытия Конфиденциальной информации уведомить Раскрывающую сторону о наступлении соответствующего события, с которым связана необходимость раскрытия Конфиденциальной информации, а также об условиях и сроках раскрытия Конфиденциальной информации, а при невозможности направления предварительного уведомления<text:s/></text:span><text:span text:style-name="T112">—</text:span><text:span text:style-name="T113"><text:s/></text:span><text:span text:style-name="T114">незамедлительно после раскрытия. Принимающая сторона обязуется обеспечить раскрытие только той части Конфиденциальной информации, раскрытие которой необходимо в силу применения положений законодательства Российской Федерации, вступивших в законную силу решений судов соответствующей юрисдикции либо законных требований компетентных органов государственной власти и управления.</text:span></text:p>
      <text:p text:style-name="P26"><text:span text:style-name="T115">3.9.<text:s/></text:span><text:span text:style-name="T116">Принимающая сторона по письменному требованию Раскрывающей стороны обязана в течение 10 (Десяти) рабочих дней с даты получения соответствующего требования Раскрывающей стороны возвратить ей или уничтожить все документы и их копии, а также иные носители и их копии, содержащие Конфиденциальную информацию.</text:span></text:p>
      <text:p text:style-name="P27"><text:span text:style-name="T117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29"><text:span text:style-name="T118">4</text:span><text:span text:style-name="T119"/></text:p>
          </table:table-cell>
          <table:table-cell table:style-name="TableCell060001">
            <text:p text:style-name="P30"><text:span text:style-name="T120">ОТВЕТСТВЕННОСТЬ СТОРОН</text:span><text:span text:style-name="T121"/></text:p>
          </table:table-cell>
        </table:table-row>
      </table:table>
      <text:p text:style-name="P32"><text:span text:style-name="T121"/></text:p>
      <text:p text:style-name="P32"><text:span text:style-name="T122">4.1.<text:s/></text:span><text:span text:style-name="T123">Принимающая сторона несет ответственность за виновное Разглашение Конфиденциальной информации, а также за несанкционированное использование Конфиденциальной информации в нарушение условий настоящего Соглашения, за исключением случаев раскрытия Конфиденциальной информации, предусмотренных пунктами 3.6 и 3.7 настоящего Соглашения.</text:span></text:p>
      <text:p text:style-name="P33"><text:span text:style-name="T124">4.2.<text:s/></text:span><text:span text:style-name="T125">В случае установления судом вины Принимающей стороны в Разглашении Конфиденциальной информации либо ее несанкционированном использовании, Раскрывающая сторона имеет право на возмещение убытков, возникших в результате Разглашения Конфиденциальной информации или ее несанкционированного использования в соответствии с решением суда.</text:span></text:p>
      <text:p text:style-name="P34"><text:span text:style-name="T126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36"><text:span text:style-name="T127">5</text:span><text:span text:style-name="T128"/></text:p>
          </table:table-cell>
          <table:table-cell table:style-name="TableCell070001">
            <text:p text:style-name="P37"><text:span text:style-name="T129">ПРОЧИЕ УСЛОВИЯ</text:span><text:span text:style-name="T130"/></text:p>
          </table:table-cell>
        </table:table-row>
      </table:table>
      <text:p text:style-name="P39"><text:span text:style-name="T130"/></text:p>
      <text:p text:style-name="P39"><text:span text:style-name="T131">5.1.<text:s/></text:span><text:span text:style-name="T132">Настоящее Соглашение вступает в силу и подлежит исполнению Сторонами с момента его подписания. Соглашение действует до расторжения его по соглашению Сторон.</text:span></text:p>
      <text:p text:style-name="P40"><text:span text:style-name="T132">Каждая из Сторон вправе в одностороннем порядке отказаться от исполнения настоящего Соглашения, предупредив об этом другую Сторону не менее чем за 30 (Тридцать) дней до даты расторжения.</text:span></text:p>
      <text:p text:style-name="P40"><text:span text:style-name="T132">До истечения срока предупреждения Стороны обязаны вернуть друг другу полученную Конфиденциальную информацию либо с письменного разрешения Стороны, раскрывшей Конфиденциальную информацию, уничтожить все документы и их копии, либо иные носители Конфиденциальной информации.</text:span></text:p>
      <text:p text:style-name="P40"><text:span text:style-name="T132">По истечении срока предупреждения, настоящее Соглашение считается расторгнутым.</text:span></text:p>
      <text:p text:style-name="P41"><text:span text:style-name="T133">5.2.<text:s/></text:span><text:span text:style-name="T134">В случае расторжения настоящего Соглашения по любому основанию обязательства Сторон по неразглашению Конфиденциальной информации сохраняются в течение 5 лет со дня расторжения Соглашения, если иное не будет согласовано Сторонами при расторжении Соглашения.</text:span></text:p>
      <text:p text:style-name="P41"><text:span text:style-name="T135">5.3.<text:s/></text:span><text:span text:style-name="T136">Изменения и дополнения к настоящему Соглашению, за исключением случаев, установленных настоящим соглашением, действительны, если они совершены в письменной форме, подписаны уполномоченными на то лицами и заверены печатью.</text:span></text:p>
      <text:p text:style-name="P41"><text:span text:style-name="T137">5.4.<text:s/></text:span><text:span text:style-name="T138">Настоящее Соглашение регулируется и толкуется в соответствии с законодательством Российской Федерации.</text:span></text:p>
      <text:p text:style-name="P41"><text:span text:style-name="T139">5.5.<text:s/></text:span><text:span text:style-name="T140">Ни одна из Сторон не вправе передавать свои права и обязанности по настоящему Соглашению.</text:span></text:p>
      <text:p text:style-name="P41"><text:span text:style-name="T141">5.6.<text:s/></text:span><text:span text:style-name="T142">Все вопросы, разногласия или требования, возникающие из настоящего Соглашения или в связи с ним, подлежат урегулированию Сторонами путем переговоров. При отсутствии согласия спор между Сторонами подлежит рассмотрению в Арбитражном суде субъекта Российской Федерации по месту нахождения ответчика.</text:span></text:p>
      <text:p text:style-name="P41"><text:span text:style-name="T143">5.7.<text:s/></text:span><text:span text:style-name="T144">Настоящее соглашение подписано в двух аутентичных экземплярах, имеющих одинаковую юридическую силу, по одному экземпляру для каждой из Сторон.</text:span></text:p>
      <text:p text:style-name="P41"><text:span text:style-name="T145"/></text:p>
      <text:p text:style-name="P42"><text:span text:style-name="T145"/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column table:style-name="TableColumn0804"/>
        <table:table-row table:style-name="TableRow0800">
          <table:table-cell table:style-name="TableCell080000" table:number-columns-spanned="2">
            <text:p text:style-name="P44"><text:span text:style-name="T146">Сторона 1:</text:span><text:span text:style-name="T147"/></text:p>
          </table:table-cell>
          <table:covered-table-cell/>
          <table:table-cell table:style-name="TableCell080002">
            <text:p text:style-name="P45"><text:span text:style-name="T147"/></text:p>
          </table:table-cell>
          <table:table-cell table:style-name="TableCell080003" table:number-columns-spanned="2">
            <text:p text:style-name="P46"><text:span text:style-name="T148">Сторона 2:</text:span><text:span text:style-name="T149"/></text:p>
          </table:table-cell>
          <table:covered-table-cell/>
        </table:table-row>
        <table:table-row table:style-name="TableRow0801">
          <table:table-cell table:style-name="TableCell080100">
            <text:p text:style-name="P49"><text:span text:style-name="T149"/></text:p>
          </table:table-cell>
          <table:table-cell table:style-name="TableCell080101">
            <text:p text:style-name="P49"><text:span text:style-name="T149"/></text:p>
          </table:table-cell>
          <table:table-cell table:style-name="TableCell080102">
            <text:p text:style-name="P49"><text:span text:style-name="T149"/></text:p>
          </table:table-cell>
          <table:table-cell table:style-name="TableCell080103">
            <text:p text:style-name="P49"><text:span text:style-name="T149"/></text:p>
          </table:table-cell>
          <table:table-cell table:style-name="TableCell080104">
            <text:p text:style-name="P49"><text:span text:style-name="T149"/></text:p>
          </table:table-cell>
        </table:table-row>
        <table:table-row table:style-name="TableRow0802">
          <table:table-cell table:style-name="TableCell080200">
            <text:p text:style-name="P51"><text:span text:style-name="T149"/></text:p>
          </table:table-cell>
          <table:table-cell table:style-name="TableCell080201">
            <text:p text:style-name="P52"><text:span text:style-name="T150"><text:s/>/<text:s/></text:span><text:span text:style-name="T151"/></text:p>
          </table:table-cell>
          <table:table-cell table:style-name="TableCell080202">
            <text:p text:style-name="P53"><text:span text:style-name="T151"/></text:p>
          </table:table-cell>
          <table:table-cell table:style-name="TableCell080203">
            <text:p text:style-name="P53"><text:span text:style-name="T151"/></text:p>
          </table:table-cell>
          <table:table-cell table:style-name="TableCell080204">
            <text:p text:style-name="P54"><text:span text:style-name="T152"><text:s/>/<text:s/></text:span><text:span text:style-name="T153"/></text:p>
          </table:table-cell>
        </table:table-row>
        <table:table-row table:style-name="TableRow0803">
          <table:table-cell table:style-name="TableCell080300">
            <text:p text:style-name="P56"><text:span text:style-name="T153"/></text:p>
          </table:table-cell>
          <table:table-cell table:style-name="TableCell080301">
            <text:p text:style-name="P56"><text:span text:style-name="T153"/></text:p>
          </table:table-cell>
          <table:table-cell table:style-name="TableCell080302">
            <text:p text:style-name="P56"><text:span text:style-name="T153"/></text:p>
          </table:table-cell>
          <table:table-cell table:style-name="TableCell080303">
            <text:p text:style-name="P56"><text:span text:style-name="T153"/></text:p>
          </table:table-cell>
          <table:table-cell table:style-name="TableCell080304">
            <text:p text:style-name="P56"><text:span text:style-name="T153"/></text:p>
          </table:table-cell>
        </table:table-row>
        <table:table-row table:style-name="TableRow0804">
          <table:table-cell table:style-name="TableCell080400">
            <text:p text:style-name="P58"><text:span text:style-name="T154">М.П.</text:span><text:span text:style-name="T155"/></text:p>
          </table:table-cell>
          <table:table-cell table:style-name="TableCell080401">
            <text:p text:style-name="P58"><text:span text:style-name="T155"/></text:p>
          </table:table-cell>
          <table:table-cell table:style-name="TableCell080402">
            <text:p text:style-name="P59"><text:span text:style-name="T155"/></text:p>
          </table:table-cell>
          <table:table-cell table:style-name="TableCell080403">
            <text:p text:style-name="P60"><text:span text:style-name="T156">М.П.</text:span><text:span text:style-name="T157"/></text:p>
          </table:table-cell>
          <table:table-cell table:style-name="TableCell080404">
            <text:p text:style-name="P60"><text:span text:style-name="T157"/></text:p>
          </table:table-cell>
        </table:table-row>
      </table:table>
      <text:p text:style-name="P62"><text:span text:style-name="T1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